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9.3839in"/>
    </style:style>
    <style:style style:name="co5" style:family="table-column">
      <style:table-column-properties fo:break-before="auto" style:column-width="3.387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1fd55"/>
    </style:style>
  </office:automatic-styles>
  <office:body>
    <office:spreadsheet>
      <table:calculation-settings table:automatic-find-labels="false" table:use-regular-expressions="false" table:use-wildcards="true"/>
      <table:table table:name="s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ies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76214" calcext:value-type="float">
            <text:p>3476214</text:p>
          </table:table-cell>
          <table:table-cell table:style-name="ce1" office:value-type="string" calcext:value-type="string">
            <text:p><text:s/>porn </text:p>
          </table:table-cell>
          <table:table-cell table:style-name="ce1" office:value-type="string" calcext:value-type="string">
            <text:p>xaxisro_ro_porn </text:p>
          </table:table-cell>
          <table:table-cell table:style-name="ce1" office:value-type="string" calcext:value-type="string">
            <text:p>['romania']</text:p>
          </table:table-cell>
          <table:table-cell table:style-name="ce1"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226793" calcext:value-type="float">
            <text:p>1322679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18+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26797" calcext:value-type="float">
            <text:p>13226797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18-2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226800" calcext:value-type="float">
            <text:p>13226800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21-3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226801" calcext:value-type="float">
            <text:p>13226801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25-3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26806" calcext:value-type="float">
            <text:p>13226806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35-5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226808" calcext:value-type="float">
            <text:p>13226808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45-5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226813" calcext:value-type="float">
            <text:p>1322681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female &gt; female 65+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226744" calcext:value-type="float">
            <text:p>13226744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male &gt; male 18-2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226788" calcext:value-type="float">
            <text:p>13226788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male &gt; male 21-3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226758" calcext:value-type="float">
            <text:p>13226758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de &gt; demographics &gt; age &amp; gender (nielsen dar validated) &gt; male &gt; male 25-34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602356" calcext:value-type="float">
            <text:p>13602356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fr &gt; demographics &gt; age &amp; gender (nielsen dar validated) &gt; female &gt; female 13+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965389" calcext:value-type="float">
            <text:p>24965389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fr &gt; demographics &gt; age &amp; gender (nielsen dar validated) &gt; female &gt; female 65+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602353" calcext:value-type="float">
            <text:p>1360235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fr &gt; demographics &gt; age &amp; gender (nielsen dar validated) &gt; male &gt; male 13+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229327" calcext:value-type="float">
            <text:p>13229327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fr &gt; demographics &gt; age &amp; gender (nielsen dar validated) &gt; male &gt; male 65+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229523" calcext:value-type="float">
            <text:p>1322952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it &gt; demographics &gt; age &amp; gender (nielsen dar validated) &gt; female 18-24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65425" calcext:value-type="float">
            <text:p>2496542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it &gt; demographics &gt; age &amp; gender (nielsen dar validated) &gt; female 65+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29509" calcext:value-type="float">
            <text:p>13229509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dsquare data alliance &gt; it &gt; demographics &gt; age &amp; gender (nielsen dar validated) &gt; male 65+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15733" calcext:value-type="float">
            <text:p>1371573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nexance &gt; fr &gt; demographics &gt; gender &gt; presence of a man on the household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715684" calcext:value-type="float">
            <text:p>13715684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nexance &gt; fr &gt; demographics &gt; gender &gt; presence of a woman on the household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624474" calcext:value-type="float">
            <text:p>17624474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mbbmedia_fr_lgbt_transgender_famous </text:p>
          </table:table-cell>
          <table:table-cell table:style-name="ce1" office:value-type="string" calcext:value-type="string">
            <text:p>['france']</text:p>
          </table:table-cell>
          <table:table-cell table:style-name="ce1"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38433" calcext:value-type="float">
            <text:p>3438433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xaxisema_diesel_gender_equality_english </text:p>
          </table:table-cell>
          <table:table-cell office:value-type="string" calcext:value-type="string">
            <text:p>['europe']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38610" calcext:value-type="float">
            <text:p>3438610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xaxisema_diesel_gender_equality_french </text:p>
          </table:table-cell>
          <table:table-cell office:value-type="string" calcext:value-type="string">
            <text:p>['france', 'europe']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38611" calcext:value-type="float">
            <text:p>3438611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xaxisema_diesel_gender_equality_german </text:p>
          </table:table-cell>
          <table:table-cell office:value-type="string" calcext:value-type="string">
            <text:p>['germany', 'europe']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38601" calcext:value-type="float">
            <text:p>3438601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xaxisema_diesel_gender_equality_italian </text:p>
          </table:table-cell>
          <table:table-cell office:value-type="string" calcext:value-type="string">
            <text:p>['italy', 'europe']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341206" calcext:value-type="float">
            <text:p>23341206</text:p>
          </table:table-cell>
          <table:table-cell office:value-type="string" calcext:value-type="string">
            <text:p>lgbt</text:p>
          </table:table-cell>
          <table:table-cell office:value-type="string" calcext:value-type="string">
            <text:p>mbbmedia_fr_cinema_lgbt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7624485" calcext:value-type="float">
            <text:p>17624485</text:p>
          </table:table-cell>
          <table:table-cell table:style-name="ce1" office:value-type="string" calcext:value-type="string">
            <text:p>lgbt</text:p>
          </table:table-cell>
          <table:table-cell table:style-name="ce1" office:value-type="string" calcext:value-type="string">
            <text:p>mbbmedia_fr_lgbt_events </text:p>
          </table:table-cell>
          <table:table-cell table:style-name="ce1" office:value-type="string" calcext:value-type="string">
            <text:p>['france']</text:p>
          </table:table-cell>
          <table:table-cell table:style-name="ce1"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624472" calcext:value-type="float">
            <text:p>17624472</text:p>
          </table:table-cell>
          <table:table-cell office:value-type="string" calcext:value-type="string">
            <text:p>lgbt</text:p>
          </table:table-cell>
          <table:table-cell office:value-type="string" calcext:value-type="string">
            <text:p>mbbmedia_fr_lgbt_gays_famous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8355215" calcext:value-type="float">
            <text:p>18355215</text:p>
          </table:table-cell>
          <table:table-cell table:style-name="ce1" office:value-type="string" calcext:value-type="string">
            <text:p>lgbt</text:p>
          </table:table-cell>
          <table:table-cell table:style-name="ce1" office:value-type="string" calcext:value-type="string">
            <text:p>mbbmedia_fr_lgbt_general </text:p>
          </table:table-cell>
          <table:table-cell table:style-name="ce1" office:value-type="string" calcext:value-type="string">
            <text:p>['france']</text:p>
          </table:table-cell>
          <table:table-cell table:style-name="ce1"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624471" calcext:value-type="float">
            <text:p>17624471</text:p>
          </table:table-cell>
          <table:table-cell office:value-type="string" calcext:value-type="string">
            <text:p>lgbt</text:p>
          </table:table-cell>
          <table:table-cell office:value-type="string" calcext:value-type="string">
            <text:p>mbbmedia_fr_lgbt_lesbians_famous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624481" calcext:value-type="float">
            <text:p>17624481</text:p>
          </table:table-cell>
          <table:table-cell office:value-type="string" calcext:value-type="string">
            <text:p>lgbt</text:p>
          </table:table-cell>
          <table:table-cell office:value-type="string" calcext:value-type="string">
            <text:p>mbbmedia_fr_lgbt_movies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624483" calcext:value-type="float">
            <text:p>17624483</text:p>
          </table:table-cell>
          <table:table-cell office:value-type="string" calcext:value-type="string">
            <text:p>lgbt</text:p>
          </table:table-cell>
          <table:table-cell office:value-type="string" calcext:value-type="string">
            <text:p>mbbmedia_fr_lgbt_parisian_places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422101" calcext:value-type="float">
            <text:p>11422101</text:p>
          </table:table-cell>
          <table:table-cell table:style-name="ce1" office:value-type="string" calcext:value-type="string">
            <text:p>lgbt</text:p>
          </table:table-cell>
          <table:table-cell table:style-name="ce1" office:value-type="string" calcext:value-type="string">
            <text:p>xaxisbel_lgbtq_fr </text:p>
          </table:table-cell>
          <table:table-cell table:style-name="ce1" office:value-type="string" calcext:value-type="string">
            <text:p>['belgium', 'france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3999984" calcext:value-type="float">
            <text:p>13999984</text:p>
          </table:table-cell>
          <table:table-cell table:style-name="ce1" office:value-type="string" calcext:value-type="string">
            <text:p>lgbt</text:p>
          </table:table-cell>
          <table:table-cell table:style-name="ce1" office:value-type="string" calcext:value-type="string">
            <text:p>xaxisde_lgbt_absolut 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43998" calcext:value-type="float">
            <text:p>20243998</text:p>
          </table:table-cell>
          <table:table-cell office:value-type="string" calcext:value-type="string">
            <text:p>lgbt</text:p>
          </table:table-cell>
          <table:table-cell office:value-type="string" calcext:value-type="string">
            <text:p>zeotap &gt; spain &gt; interest &gt; lgbt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9531400" calcext:value-type="float">
            <text:p>19531400</text:p>
          </table:table-cell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mbbmedia_fr_queer </text:p>
          </table:table-cell>
          <table:table-cell table:style-name="ce1" office:value-type="string" calcext:value-type="string">
            <text:p>['france']</text:p>
          </table:table-cell>
          <table:table-cell table:style-name="ce1"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717427" calcext:value-type="float">
            <text:p>13717427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fidall &gt; fr &gt; retailers customers &gt; sexy center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7513" calcext:value-type="float">
            <text:p>617513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ediaiq_gs_french_sexuality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944" calcext:value-type="float">
            <text:p>58944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eer39: safe from adult &amp; explicit sexual content - formerly safe from mature - available in english, spanish, french, german, portuguese, italian, dutch, japanese, chinese</text:p>
          </table:table-cell>
          <table:table-cell office:value-type="string" calcext:value-type="string">
            <text:p>['germany', 'spain', 'france', 'italy', 'netherlands', 'portugal']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37232" calcext:value-type="float">
            <text:p>2137232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xaxisema_gs_sexuality </text:p>
          </table:table-cell>
          <table:table-cell office:value-type="string" calcext:value-type="string">
            <text:p>['europe']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ex.A1:sex.E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9T13:41:53.367398150</dc:date>
    <meta:editing-duration>PT35M2S</meta:editing-duration>
    <meta:editing-cycles>6</meta:editing-cycles>
    <meta:document-statistic meta:table-count="1" meta:cell-count="204" meta:object-count="0"/>
  </office:meta>
</office:document-meta>
</file>